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BPtypewrite" svg:font-family="BPtypewrite" style:font-pitch="fixed"/>
    <style:font-face style:name="Courier Prime" svg:font-family="'Courier Prime'" style:font-pitch="fixed"/>
    <style:font-face style:name="Fira Mono Medium" svg:font-family="'Fira Mono Medium'" style:font-pitch="fixed"/>
    <style:font-face style:name="MonoLisa-ExtraLightItalic" svg:font-family="MonoLisa-ExtraLightItalic" style:font-family-generic="script" style:font-pitch="fixed"/>
    <style:font-face style:name="MonoLisa-MediumItalic" svg:font-family="MonoLisa-MediumItalic" style:font-family-generic="script" style:font-pitch="fixed"/>
    <style:font-face style:name="Apercu Mono" svg:font-family="'Apercu Mono'" style:font-pitch="variable"/>
    <style:font-face style:name="Dank Mono" svg:font-family="'Dank Mono'" style:font-pitch="variable"/>
    <style:font-face style:name="FreeSans1" svg:font-family="FreeSans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4327in"/>
    </style:style>
    <style:style style:name="ro1" style:family="table-row">
      <style:table-row-properties style:row-height="0.81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Serif" fo:font-size="32pt" fo:font-weight="bold" style:font-name-asian="Noto Serif CJK SC" style:font-size-asian="32pt" style:font-name-complex="Liberation Serif" style:font-size-complex="32pt" style:font-weight-complex="bold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 fo:font-size="20pt" style:font-size-asian="20pt" style:font-size-complex="20pt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Fira Mono Medium"/>
    </style:style>
    <style:style style:name="ce12" style:family="table-cell" style:parent-style-name="Default">
      <style:table-cell-properties fo:background-color="#000000" style:shadow="#808080 -0.0693in 0.0693in"/>
      <style:text-properties fo:color="#88133d" style:font-name="Courier Prime"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298df7" style:font-name="MonoLisa-MediumItalic"/>
    </style:style>
    <style:style style:name="ce15" style:family="table-cell" style:parent-style-name="Default">
      <style:table-cell-properties fo:background-color="#000000"/>
      <style:text-properties style:text-outline="false" style:text-line-through-style="none" style:text-line-through-type="none" style:font-name="Fira Mono Medium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Free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/>
      <style:text-properties fo:color="#298df7" style:font-name="MonoLisa-Medium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1021" table:default-cell-style-name="ce6"/>
        <table:table-row table:style-name="ro1">
          <table:table-cell table:number-columns-repeated="2"/>
          <table:table-cell table:style-name="ce8" office:value-type="string" calcext:value-type="string" table:number-columns-spanned="4" table:number-rows-spanned="1">
            <text:p>Algorithms: 1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704. Binary Search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78. First Bad Vers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5. Search Insert Posit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77. Squares of a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89. Rotate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83. Move Zero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67. Two Sum II - Input Array Is Sorte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44. Reverse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57. Reverse Words in a String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76. Middle of the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9. Remove Nth Node From End of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. Longest Substring Without Repeating Charact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67. Permutation in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33. Flood Fill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695. Max Area of Islan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617. Merge Two Binary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6. Populating Next Right Pointers in Each Nod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42. 01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94. Rotting Orang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1. Merge Two Sorted Lis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6. Reverse Linked Lis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7. Combin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6. Permut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84. Letter Case Permutatio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0. Climbing Stai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7"/>
          <table:table-cell/>
          <table:table-cell table:style-name="ce12" office:value-type="string" calcext:value-type="string">
            <text:p>198. House Rob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20. Tri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31. Power of Two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91. Number of 1 Bi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90. Reverse Bi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6. Single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4" table:number-rows-spanned="1">
            <text:p>Algorithms: 2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34. Find First and Last Position of Element in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3. Search in Rotated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4. Search a 2D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53. Find Minimum in Rotated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62. Find Peak Elemen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2. Remove Duplicates from Sorted List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5. 3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44. Backspace String Compa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86. Interval List Intersec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. Container With Most Wa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38. Find All Anagrams in a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13. Subarray Product Less Than 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9. Minimum Size Subarray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0. Number of Island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47. Number of Provin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7. Populating Next Right Pointers in Each Nod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72. Subtree of Another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091. Shortest Path in Binary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0. Surrounded Reg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97. All Paths From Source to Target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8. Subs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0. Subset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7. Permutations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9. Combination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0. Combination Sum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7. Letter Combinations of a Phone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2. Generate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9. Word Search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13. House Robber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5. Jump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5. Jump Gam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62. Unique Path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. Longest Palindromic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13. Arithmetic Slic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1. Decode W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9. Word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00.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673. Number of Longest Increasing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43. Longest Common Subseque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83. Delete Operation for Two String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2. Edit Distanc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22. Coin Ch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43. Integer Brea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1. Bitwise AND of Numbers Rang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84. Shuffle an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2. Happy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49. Max Points on a Lin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4" table:number-rows-spanned="1">
            <text:p>Algorithms: 3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Easy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dium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Hard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1" table:number-rows-spanned="3">
            <text:p>Questions</text:p>
          </table:table-cell>
          <table:table-cell table:number-columns-repeated="1021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15" office:value-type="string" calcext:value-type="string" table:number-columns-spanned="2" table:number-rows-spanned="2">
            <text:p>Status</text:p>
          </table:table-cell>
          <table:covered-table-cell/>
          <table:table-cell table:number-columns-repeated="1016"/>
        </table:table-row>
        <table:table-row table:style-name="ro2">
          <table:table-cell table:number-columns-repeated="2"/>
          <table:covered-table-cell table:style-name="ce11"/>
          <table:table-cell table:number-columns-repeated="3"/>
          <table:covered-table-cell table:style-name="ce11"/>
          <table:covered-table-cell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1060. Missing Element in Sorted 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901. Find a Peak Element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231. Divide Chocolat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82. Shortest Distance to Target Colo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229. Meeting Schedul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87. Find the Duplicate Numb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2. Trapping Rain Wat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868. Product of Two Run-Length Encoded Arr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59. Longest Substring with At Most Two Distinct Charact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40. Longest Substring with At Most K Distinct Character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004. Max Consecutive Ones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39. Sliding Window Maxim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6. Minimum Window Sub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86. Walls and Gat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17. Pacific Atlantic Water Flow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469. Find All The Lonely Nod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82. Kill Proces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63. All Nodes Distance K in Binary Tr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52. Open the Loc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19. Number of Operations to Make Network Connecte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68. Minimum Cost to Make at Least One Valid Path in a Grid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92. Critical Connections in a Network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54. Factor Combinatio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94. Decode Str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1. N-Queen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7. Sudoku Solv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0. Regular Expression Match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41. Different Ways to Ad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01. Remove Invalid Parenthe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89. Robot Room Clean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53. Maximum Subarra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. Median of Two Sorted Arra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15. Count of Smaller Numbers After Self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09. Best Time to Buy and Sell Stock with Cooldown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14. Best Time to Buy and Sell Stock with Transaction Fe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10. Split Array Larges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37. House Robber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21. Maximal Squa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5. Maximal Rectang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86. Predict the Winner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1. Palindrome Partitioning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2. Palindrome Partitioning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16. Partition Equal Subset Su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83. Minimum Cost For Ticket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23. Best Time to Buy and Sell Stock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74. Dungeon Gam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07. Course Schedu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10. Course Schedule 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10. Minimum Height Tre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329. Longest Increasing Path in a Matrix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136. Parallel Course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69. Alien Dictionary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260. Single Number III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864. Shortest Path to Get All Key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95. Minimum Number of K Consecutive Bit Flips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396. Design Underground System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146. LRU Cach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981. Time Based Key-Value Stor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715. Range Modul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3">
          <table:table-cell table:number-columns-repeated="2"/>
          <table:table-cell table:style-name="ce12" office:value-type="string" calcext:value-type="string">
            <text:p>460. LFU Cache</text:p>
          </table:table-cell>
          <table:table-cell/>
          <table:table-cell table:style-name="ce13" office:value-type="string" calcext:value-type="string">
            <text:p>--&gt;</text:p>
          </table:table-cell>
          <table:table-cell table:style-name="ce14" office:value-type="string" calcext:value-type="string" table:number-columns-spanned="3" table:number-rows-spanned="1">
            <text:p>No</text:p>
          </table:table-cell>
          <table:covered-table-cell table:number-columns-repeated="2" table:style-name="ce16"/>
          <table:table-cell table:number-columns-repeated="1016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BPtypewrite" svg:font-family="BPtypewrite" style:font-pitch="fixed"/>
    <style:font-face style:name="Courier Prime" svg:font-family="'Courier Prime'" style:font-pitch="fixed"/>
    <style:font-face style:name="Fira Mono Medium" svg:font-family="'Fira Mono Medium'" style:font-pitch="fixed"/>
    <style:font-face style:name="MonoLisa-ExtraLightItalic" svg:font-family="MonoLisa-ExtraLightItalic" style:font-family-generic="script" style:font-pitch="fixed"/>
    <style:font-face style:name="MonoLisa-MediumItalic" svg:font-family="MonoLisa-MediumItalic" style:font-family-generic="script" style:font-pitch="fixed"/>
    <style:font-face style:name="Apercu Mono" svg:font-family="'Apercu Mono'" style:font-pitch="variable"/>
    <style:font-face style:name="Dank Mono" svg:font-family="'Dank Mono'" style:font-pitch="variable"/>
    <style:font-face style:name="FreeSans1" svg:font-family="FreeSans" style:font-pitch="variable"/>
    <style:font-face style:name="Noto Serif CJK SC" svg:font-family="'Noto Serif CJK SC'" style:font-pitch="variable"/>
    <style:font-face style:name="Liberation Serif" svg:font-family="'Liberation Serif', 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1b1b1b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23:41:38.063016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2:55:48.456051622</meta:creation-date>
    <dc:date>2022-02-05T00:15:12.869797646</dc:date>
    <meta:editing-duration>PT26M14S</meta:editing-duration>
    <meta:editing-cycles>2</meta:editing-cycles>
    <meta:generator>LibreOffice/7.1.7.2$Linux_X86_64 LibreOffice_project/10$Build-2</meta:generator>
    <meta:document-statistic meta:table-count="1" meta:cell-count="441" meta:object-count="0"/>
  </office:meta>
</office:document-meta>
</file>